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A000134330000504EA4777F65.wmf" manifest:media-type=""/>
  <manifest:file-entry manifest:full-path="Pictures/2000000A0001343300005019C4793EE8.wmf" manifest:media-type=""/>
  <manifest:file-entry manifest:full-path="Pictures/2000000A0001343300004FAFA7A4AD10.wmf" manifest:media-type=""/>
  <manifest:file-entry manifest:full-path="Pictures/2000000A0001343300004FE4AF4997FF.wmf" manifest:media-type=""/>
  <manifest:file-entry manifest:full-path="Pictures/2000000A0001343300004F7AA6FCD5E0.wmf" manifest:media-type=""/>
  <manifest:file-entry manifest:full-path="Pictures/2000000A0001343300004F957ACDE1CF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1" fo:font-size="22pt" fo:language="none" fo:country="none" fo:font-weight="bold" style:font-size-asian="22pt" style:font-weight-asian="bold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1" fo:font-size="22pt" fo:language="none" fo:country="none" style:text-underline-style="none" fo:font-weight="bold" style:font-size-asian="22pt" style:font-weight-asian="bold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1" fo:font-size="12pt" fo:language="none" fo:country="none" fo:font-weight="normal" style:font-size-asian="12pt" style:font-weight-asian="normal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Calibri1" fo:font-size="12pt" fo:language="none" fo:country="none" style:text-underline-style="none" fo:font-weight="normal" style:font-size-asian="12pt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/>
    </style:style>
    <style:style style:name="P7" style:family="paragraph" style:parent-style-name="Standard">
      <style:paragraph-properties fo:margin-top="0in" fo:margin-bottom="0.139in" style:contextual-spacing="false" fo:line-height="100%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officeooo:paragraph-rsid="00161834"/>
    </style:style>
    <style:style style:name="P9" style:family="paragraph" style:parent-style-name="Standard" style:master-page-name="Standard">
      <style:paragraph-properties fo:margin-top="0in" fo:margin-bottom="0.139in" style:contextual-spacing="false" fo:line-height="115%" fo:text-align="center" style:justify-single-word="false" style:page-number="auto"/>
      <style:text-properties style:font-name="Calibri1" fo:font-size="11pt" fo:language="none" fo:country="none" style:font-size-asian="11pt"/>
    </style:style>
    <style:style style:name="T1" style:family="text">
      <style:text-properties style:font-name="Calibri1" fo:font-size="22pt" fo:language="none" fo:country="none" fo:font-weight="bold" style:font-size-asian="22pt" style:font-weight-asian="bold"/>
    </style:style>
    <style:style style:name="T2" style:family="text">
      <style:text-properties style:font-name="Calibri1" fo:font-size="16pt" fo:language="none" fo:country="none" fo:font-weight="bold" style:font-size-asian="16pt" style:font-weight-asian="bold"/>
    </style:style>
    <style:style style:name="T3" style:family="text">
      <style:text-properties style:font-name="Calibri1" fo:font-size="12pt" fo:language="none" fo:country="none" fo:font-weight="normal" style:font-size-asian="12pt" style:font-weight-asian="normal"/>
    </style:style>
    <style:style style:name="T4" style:family="text">
      <style:text-properties style:font-name="Calibri1" fo:font-size="12pt" fo:language="none" fo:country="none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style:font-name="Calibri1" fo:font-size="12pt" fo:language="none" fo:country="none" style:text-underline-style="none" fo:font-weight="normal" style:font-size-asian="12pt" style:font-weight-asian="normal"/>
    </style:style>
    <style:style style:name="T6" style:family="text">
      <style:text-properties fo:language="none" fo:countr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pan text:style-name="T1">L'E-learning d'EPITECH:</text:span></text:p>
      <text:p text:style-name="P6"><text:span text:style-name="T1">Mode d'emploi.</text:span></text:p>
      <text:p text:style-name="P1"/>
      <text:p text:style-name="P6"><text:span text:style-name="T2">Qu'est-ce que l'E-learning ?</text:span></text:p>
      <text:p text:style-name="P5"><text:span text:style-name="T3">L'E-learning est un outil pédagogique mis à disposition des élèves d'EPITECH et de leurs parents sur l'intranet (intra.epitech.eu) L'intranet est le site web interne de l'école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Où et quand peut on l'utiliser ?</text:span></text:p>
      <text:p text:style-name="P5"><text:span text:style-name="T3">L'intranet est accessible a tout moment depuis n'importe quelle plateforme munie d'internet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Que peut on trouver sur l'E-learning ?</text:span></text:p>
      <text:p text:style-name="P5"><text:span text:style-name="T3">Les cours et les TP se trouvent dans la partie E-learning de l'intranet. Ils sont classés par semestres, modules et chapitres. Le plus généralement les cours sont des vidéos en anglais ou des pdf en français.</text:span></text:p>
      <text:p text:style-name="P3"/>
      <text:p text:style-name="P6"><text:span text:style-name="T2"/></text:p>
      <text:p text:style-name="P6"><text:soft-page-break/><text:span text:style-name="T2">Tutoriel d'utilisation de l'E-learning:</text:span></text:p>
      <text:p text:style-name="P6"><text:span text:style-name="T3">Ce tutoriel vous aidera a utiliser l'E-learning sur l'intranet d'EPITECH.</text:span></text:p>
      <text:p text:style-name="P5"><text:span text:style-name="T4">1: Se connecter à l'intranet:</text:span></text:p>
      <text:p text:style-name="P5"><text:span text:style-name="T5">Pour vous connecter aller sur "intra.epitech.eu".</text:span></text:p>
      <text:p text:style-name="P7"><draw:frame draw:style-name="fr1" text:anchor-type="as-char" svg:width="6.4689in" svg:height="3.4374in" draw:z-index="0"><draw:image xlink:href="Pictures/2000000A0001343300004F957ACDE1CF.wmf" xlink:type="simple" xlink:show="embed" xlink:actuate="onLoad"/></draw:frame></text:p>
      <text:p text:style-name="P7"><text:span text:style-name="T4">2: Se rendre sur l'E-learning:</text:span></text:p>
      <text:p text:style-name="P7"><text:span text:style-name="T4"><draw:frame draw:style-name="fr1" text:anchor-type="as-char" svg:width="6.4374in" svg:height="3.4583in" draw:z-index="4"><draw:image xlink:href="Pictures/2000000A0001343300004F7AA6FCD5E0.wmf" xlink:type="simple" xlink:show="embed" xlink:actuate="onLoad"/></draw:frame></text:span><text:soft-page-break/><text:span text:style-name="T4">3: Séléctionner les semestres et les modules (matières) disponibles:</text:span></text:p>
      <text:p text:style-name="P7"><draw:frame draw:style-name="fr1" text:anchor-type="as-char" svg:width="6.3957in" svg:height="3.6772in" draw:z-index="1"><draw:image xlink:href="Pictures/2000000A0001343300004FE4AF4997FF.wmf" xlink:type="simple" xlink:show="embed" xlink:actuate="onLoad"/></draw:frame></text:p>
      <text:p text:style-name="P7"><text:span text:style-name="T4">4: Choix des modules:</text:span></text:p>
      <text:p text:style-name="P7"><text:span text:style-name="T5">Chaques blocs comme celui représenté ci-dessous représente un module. Vous pouvez cliquer sur les chapitres pour accéder aux cours ou aux TP que vous souhaitez consulter.</text:span></text:p>
      <text:p text:style-name="P8"><draw:frame draw:style-name="fr1" text:anchor-type="as-char" svg:width="6.5728in" svg:height="3.302in" draw:z-index="5"><draw:image xlink:href="Pictures/2000000A0001343300004FAFA7A4AD10.wmf" xlink:type="simple" xlink:show="embed" xlink:actuate="onLoad"/></draw:frame></text:p>
      <text:p text:style-name="P8"><text:soft-page-break/><text:span text:style-name="T4">5: Exemple d'un cours</text:span></text:p>
      <text:p text:style-name="P7"><text:span text:style-name="T5">Lorsque vous accedez a un chapitre, le premier document serra ouvert par défault. Pour changer de document ils vous suffit de cliquer dessus (rectangle rouge) ou de cliquer sur les boutons "précédents" ou "suivant" (rectangles vert).</text:span></text:p>
      <text:p text:style-name="P7"><draw:frame draw:style-name="fr1" text:anchor-type="as-char" svg:width="6.4689in" svg:height="3.2398in" draw:z-index="2"><draw:image xlink:href="Pictures/2000000A0001343300005019C4793EE8.wmf" xlink:type="simple" xlink:show="embed" xlink:actuate="onLoad"/></draw:frame></text:p>
      <text:p text:style-name="P5"><text:span text:style-name="T4">6: Déconnexion:</text:span></text:p>
      <text:p text:style-name="P5"><text:span text:style-name="T5">Vous pouvez vous déconnecter depuis n'importe quelles pages de l'intranet d'EPITECH.</text:span></text:p>
      <text:p text:style-name="P7"><draw:frame draw:style-name="fr1" text:anchor-type="as-char" svg:width="6.4898in" svg:height="3.2917in" draw:z-index="3"><draw:image xlink:href="Pictures/2000000A000134330000504EA4777F65.wmf" xlink:type="simple" xlink:show="embed" xlink:actuate="onLoad"/></draw:frame></text:p>
      <text:p text:style-name="P4"><text:soft-page-break/></text:p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1T18:33:48.339515962</dc:date>
    <meta:document-statistic meta:table-count="0" meta:image-count="6" meta:object-count="0" meta:page-count="5" meta:paragraph-count="25" meta:word-count="218" meta:character-count="1444" meta:non-whitespace-character-count="1246"/>
    <meta:generator>LibreOffice/4.1.6.2$Linux_X86_64 LibreOffice_project/410m0$Build-2</meta:generator>
  </office:meta>
</office:document-meta>
</file>